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300000349140BB633FBAB55D6.png" manifest:media-type="image/png"/>
  <manifest:file-entry manifest:full-path="Pictures/1000020100000253000003494105A6101FBF729B.png" manifest:media-type="image/png"/>
  <manifest:file-entry manifest:full-path="Pictures/100BFF37000148540001D010722ED85DDCAFB5A0.svg" manifest:media-type="image/svg+xml"/>
  <manifest:file-entry manifest:full-path="Pictures/100CEED2000148540001D010043B1FC9C9DEA0F2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0619b5" officeooo:paragraph-rsid="000619b5" style:font-size-asian="28pt" style:font-size-complex="28pt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B-kören</text:p>
      <text:p text:style-name="P1">Vårsånger</text:p>
      <text:p text:style-name="P1">Partitur</text:p>
      <text:p text:style-name="Standard"/>
      <text:p text:style-name="Standard"/>
      <text:p text:style-name="Standard"><draw:frame draw:style-name="fr1" draw:name="Image3" text:anchor-type="paragraph" svg:width="6.6929in" svg:height="9.4598in" draw:z-index="0"><draw:image xlink:href="Pictures/100CEED2000148540001D010043B1FC9C9DEA0F2.svg" xlink:type="simple" xlink:show="embed" xlink:actuate="onLoad"/><draw:image xlink:href="Pictures/1000020100000253000003494105A6101FBF729B.png" xlink:type="simple" xlink:show="embed" xlink:actuate="onLoad"/></draw:frame><text:soft-page-break/></text:p>
      <text:p text:style-name="P2"><draw:frame draw:style-name="fr1" draw:name="Image1" text:anchor-type="paragraph" svg:width="6.6929in" svg:height="9.4598in" draw:z-index="1"><draw:image xlink:href="Pictures/100BFF37000148540001D010722ED85DDCAFB5A0.svg" xlink:type="simple" xlink:show="embed" xlink:actuate="onLoad"/><draw:image xlink:href="Pictures/100002010000025300000349140BB633FBAB55D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ker Montelius</meta:initial-creator>
    <meta:creation-date>2020-05-28T19:38:42.402213211</meta:creation-date>
    <dc:date>2020-05-28T19:47:07.262331241</dc:date>
    <dc:creator>Jerker Montelius</dc:creator>
    <meta:editing-duration>PT8M25S</meta:editing-duration>
    <meta:editing-cycles>1</meta:editing-cycles>
    <meta:document-statistic meta:table-count="0" meta:image-count="2" meta:object-count="0" meta:page-count="3" meta:paragraph-count="3" meta:word-count="3" meta:character-count="26" meta:non-whitespace-character-count="26"/>
    <meta:generator>LibreOffice/5.0.3.2$Linux_X86_64 LibreOffice_project/00m0$Build-2</meta:generator>
  </office:meta>
</office:document-meta>
</file>